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458c0c"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58c0c"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998de"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4998de"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52056d"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style:text-properties fo:font-size="14pt" officeooo:rsid="004746d7" officeooo:paragraph-rsid="0052056d" style:font-size-asian="14pt" style:font-size-complex="14pt"/>
    </style:style>
    <style:style style:name="P13"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998de" style:font-size-asian="14pt" style:font-style-asian="italic" style:font-weight-asian="bold" style:font-size-complex="14pt" style:font-style-complex="italic" style:font-weight-complex="bold"/>
    </style:style>
    <style:style style:name="P14" style:family="paragraph" style:parent-style-name="Text_20_body">
      <loext:graphic-properties draw:fill-hatch-name="hatch"/>
      <style:paragraph-properties fo:margin-top="0.101cm" fo:margin-bottom="0.499cm" style:contextual-spacing="false" fo:line-height="100%"/>
      <style:text-properties officeooo:paragraph-rsid="001c3ee7"/>
    </style:style>
    <style:style style:name="P15" style:family="paragraph" style:parent-style-name="Text_20_body" style:master-page-name="">
      <loext:graphic-properties draw:fill="none" draw:fill-gradient-name="gradient" draw:fill-hatch-name="hatch"/>
      <style:paragraph-properties fo:margin-left="2cm" fo:margin-right="0cm" fo:margin-top="0cm" fo:margin-bottom="0.75cm" style:contextual-spacing="false" fo:line-height="200%" fo:text-indent="-2cm" style:auto-text-indent="false" style:page-number="auto" fo:background-color="transparent"/>
      <style:text-properties officeooo:paragraph-rsid="002e001c"/>
    </style:style>
    <style:style style:name="P16" style:family="paragraph" style:parent-style-name="Text_20_body">
      <loext:graphic-properties draw:fill-hatch-name="hatch"/>
      <style:paragraph-properties fo:margin-top="0.101cm" fo:margin-bottom="0.499cm" style:contextual-spacing="false" fo:line-height="115%"/>
      <style:text-properties officeooo:paragraph-rsid="004bb859"/>
    </style:style>
    <style:style style:name="P17" style:family="paragraph" style:parent-style-name="Text_20_body" style:list-style-name="L1"/>
    <style:style style:name="P18" style:family="paragraph" style:parent-style-name="Text_20_body" style:list-style-name="L2">
      <loext:graphic-properties draw:fill-hatch-name="hatch"/>
      <style:paragraph-properties fo:margin-top="0cm" fo:margin-bottom="0.25cm" style:contextual-spacing="false" fo:line-height="100%"/>
      <style:text-properties fo:font-size="14pt" officeooo:rsid="004998de" officeooo:paragraph-rsid="004998de" style:font-size-asian="14pt" style:font-size-complex="14pt"/>
    </style:style>
    <style:style style:name="P19" style:family="paragraph" style:parent-style-name="Text_20_body" style:list-style-name="L2">
      <loext:graphic-properties draw:fill-hatch-name="hatch"/>
      <style:paragraph-properties fo:margin-top="0cm" fo:margin-bottom="0.25cm" style:contextual-spacing="false" fo:line-height="100%"/>
      <style:text-properties fo:font-size="14pt" officeooo:rsid="00500fb2" officeooo:paragraph-rsid="00500fb2" style:font-size-asian="14pt" style:font-size-complex="14pt"/>
    </style:style>
    <style:style style:name="P20" style:family="paragraph" style:parent-style-name="Text_20_body" style:list-style-name="L2">
      <loext:graphic-properties draw:fill-hatch-name="hatch"/>
      <style:paragraph-properties fo:margin-top="0cm" fo:margin-bottom="0.499cm" style:contextual-spacing="false" fo:line-height="100%"/>
      <style:text-properties fo:font-size="14pt" officeooo:rsid="0028d6ad" officeooo:paragraph-rsid="0028d6ad"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52056d" officeooo:paragraph-rsid="0052056d" style:font-size-asian="14pt" style:font-size-complex="14pt"/>
    </style:style>
    <style:style style:name="P22" style:family="paragraph" style:parent-style-name="Text_20_body">
      <loext:graphic-properties draw:fill-hatch-name="hatch"/>
      <style:paragraph-properties fo:margin-top="0.101cm" fo:margin-bottom="0.101cm" style:contextual-spacing="false" fo:line-height="200%" fo:break-before="page"/>
      <style:text-properties fo:font-size="14pt" officeooo:paragraph-rsid="004c3485" style:font-size-asian="14pt" style:font-size-complex="14pt"/>
    </style:style>
    <style:style style:name="P23" style:family="paragraph" style:parent-style-name="Text_20_body">
      <loext:graphic-properties draw:fill-hatch-name="hatch"/>
      <style:paragraph-properties fo:margin-top="0cm" fo:margin-bottom="0.25cm" style:contextual-spacing="false" fo:line-height="115%"/>
      <style:text-properties officeooo:paragraph-rsid="004bb859"/>
    </style:style>
    <style:style style:name="P24" style:family="paragraph" style:parent-style-name="Text_20_body">
      <loext:graphic-properties draw:fill-hatch-name="hatch"/>
      <style:paragraph-properties fo:margin-top="0cm" fo:margin-bottom="0.25cm" style:contextual-spacing="false" fo:line-height="115%" fo:break-before="page"/>
      <style:text-properties officeooo:paragraph-rsid="004bb859"/>
    </style:style>
    <style:style style:name="T1" style:family="text">
      <style:text-properties officeooo:rsid="004e1cd4"/>
    </style:style>
    <style:style style:name="T2" style:family="text">
      <style:text-properties officeooo:rsid="003f303a"/>
    </style:style>
    <style:style style:name="T3" style:family="text">
      <style:text-properties officeooo:rsid="00484cd1"/>
    </style:style>
    <style:style style:name="T4" style:family="text">
      <style:text-properties officeooo:rsid="001c3ee7"/>
    </style:style>
    <style:style style:name="T5" style:family="text">
      <style:text-properties officeooo:rsid="0025b437"/>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c8a67"/>
    </style:style>
    <style:style style:name="T11" style:family="text">
      <style:text-properties fo:font-size="14pt" style:font-size-asian="14pt" style:font-size-complex="14pt"/>
    </style:style>
    <style:style style:name="T12" style:family="text">
      <style:text-properties fo:font-size="14pt" officeooo:rsid="0042820b" style:font-size-asian="14pt" style:font-size-complex="14pt"/>
    </style:style>
    <style:style style:name="T13" style:family="text">
      <style:text-properties fo:font-size="14pt" officeooo:rsid="00500fb2"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2b6a9"/>
    </style:style>
    <style:style style:name="T16" style:family="text">
      <style:text-properties officeooo:rsid="0035852a"/>
    </style:style>
    <style:style style:name="T17" style:family="text">
      <style:text-properties fo:font-weight="normal" style:font-weight-asian="normal" style:font-weight-complex="normal"/>
    </style:style>
    <style:style style:name="T18" style:family="text">
      <style:text-properties fo:font-weight="normal" officeooo:rsid="003dea23" style:font-weight-asian="normal" style:font-weight-complex="normal"/>
    </style:style>
    <style:style style:name="T19" style:family="text">
      <style:text-properties officeooo:rsid="003a90dc"/>
    </style:style>
    <style:style style:name="T20" style:family="text">
      <style:text-properties officeooo:rsid="003ad9c3"/>
    </style:style>
    <style:style style:name="T21" style:family="text">
      <style:text-properties officeooo:rsid="002862eb"/>
    </style:style>
    <style:style style:name="T22" style:family="text">
      <style:text-properties officeooo:rsid="004746d7"/>
    </style:style>
    <style:style style:name="T23" style:family="text">
      <style:text-properties officeooo:rsid="0047800a"/>
    </style:style>
    <style:style style:name="T24" style:family="text">
      <style:text-properties officeooo:rsid="004998de"/>
    </style:style>
    <style:style style:name="T25" style:family="text">
      <style:text-properties style:text-position="super 58%"/>
    </style:style>
    <style:style style:name="T26" style:family="text">
      <style:text-properties style:text-position="super 58%" officeooo:rsid="005482aa"/>
    </style:style>
    <style:style style:name="T27" style:family="text">
      <style:text-properties officeooo:rsid="0049bc12"/>
    </style:style>
    <style:style style:name="T28" style:family="text">
      <style:text-properties officeooo:rsid="002789f0"/>
    </style:style>
    <style:style style:name="T29" style:family="text">
      <style:text-properties officeooo:rsid="00500fb2"/>
    </style:style>
    <style:style style:name="T30" style:family="text">
      <style:text-properties officeooo:rsid="0052056d"/>
    </style:style>
    <style:style style:name="T31" style:family="text">
      <style:text-properties officeooo:rsid="005482aa"/>
    </style:style>
    <style:style style:name="T32" style:family="text">
      <style:text-properties style:text-position="0% 100%" officeooo:rsid="005482aa"/>
    </style:style>
    <style:style style:name="T33" style:family="text">
      <style:text-properties officeooo:rsid="0056602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ll to Worship (1 John 5:18-21) / Opening prayer (Douglas M)</text:p>
      <text:p text:style-name="P23">Praise: All I Have is Christ</text:p>
      <text:p text:style-name="P23">Bible Reading: John 8:31-47 (Callum H)</text:p>
      <text:p text:style-name="P23">Sunday School - Only Video (Mook L)</text:p>
      <text:p text:style-name="P23">Praise: The Kingdom of God is Justice and Joy (Rej! 320)</text:p>
      <text:p text:style-name="P23">Announcements (John A)</text:p>
      <text:p text:style-name="P23"><text:s/>- AGM after the service</text:p>
      <text:p text:style-name="P23"><text:s/>- Hope Explored next week</text:p>
      <text:p text:style-name="P23"><text:s/>- Working Bee results</text:p>
      <text:p text:style-name="P23"><text:s/>- Morning tea after AGM</text:p>
      <text:p text:style-name="P23">Prayer for the church and the world  (Jan F)</text:p>
      <text:p text:style-name="P23">Bible reading: 1 John 3:4-10 (J<text:span text:style-name="T33">ohn </text:span>A)</text:p>
      <text:p text:style-name="P23">Praise: Revive Your Church, O Lord (Rej! 298)</text:p>
      <text:p text:style-name="P23">Sermon: “CHRISTIAN RIGHTEOUSNESS” (DM)</text:p>
      <text:p text:style-name="P23">Praise: Your Will Be Done</text:p>
      <text:p text:style-name="P23">Benediction (DM)</text:p>
      <text:p text:style-name="P23"/>
      <text:p text:style-name="P23">Sermon Outline</text:p>
      <text:p text:style-name="P23">“CHRISTIAN RIGHTEOUSNESS”   (1 John 3:4-10)</text:p>
      <text:p text:style-name="P23">Introduction</text:p>
      <text:p text:style-name="P23"><text:span text:style-name="T31">1. </text:span>What sin is and where it comes from (vv. 4, 8)</text:p>
      <text:p text:style-name="P23"><text:span text:style-name="T31">2. </text:span>Why Jesus came (vv 5, 8)</text:p>
      <text:p text:style-name="P23"><text:span text:style-name="T31">3. </text:span>The One we have seen and known (v. 6)</text:p>
      <text:p text:style-name="P23"><text:span text:style-name="T31">4. </text:span>How we are (v. 7)</text:p>
      <text:p text:style-name="P23"><text:span text:style-name="T31">5. </text:span>God’s Spirit remaining in us (v. 9)</text:p>
      <text:p text:style-name="P23">Conclusion (v. 10)</text:p>
      <text:p text:style-name="P23"/>
      <text:p text:style-name="P22"><text:span text:style-name="T8">Call to Worship</text:span><text:span text:style-name="T5"> <text:s/>(1 John 5:18-21) / Opening prayer (Douglas M)</text:span></text:p>
      <text:p text:style-name="P5"><text:span text:style-name="T7">Praise: </text:span><text:span text:style-name="Emphasis"><text:span text:style-name="T17">All I Have is Christ</text:span></text:span></text:p>
      <text:p text:style-name="P7"><text:span text:style-name="T7">Bible Reading:</text:span> John 8:31-47 (Callum H)</text:p>
      <text:p text:style-name="P6"><text:span text:style-name="T7">Sunday School <text:s/>- Only Video:</text:span><text:span text:style-name="T17"> (Mook L)</text:span></text:p>
      <text:p text:style-name="P7"><text:span text:style-name="T7">Praise: </text:span><text:span text:style-name="Emphasis"><text:span text:style-name="T18">The Kingdom of God is Justice and Joy (Rej! 320)</text:span></text:span></text:p>
      <text:p text:style-name="P14"><text:span text:style-name="T14">Announcements</text:span><text:span text:style-name="T11"> (John A)</text:span></text:p>
      <text:list text:style-name="L2">
        <text:list-item>
          <text:p text:style-name="P19">AGM immediately after the service, before morning tea</text:p>
        </text:list-item>
        <text:list-item>
          <text:p text:style-name="P18">Hope Explored co<text:span text:style-name="T29">ntinu</text:span>es <text:span text:style-name="T31">not </text:span>today, <text:span text:style-name="T31">next week</text:span></text:p>
        </text:list-item>
        <text:list-item>
          <text:p text:style-name="P18">Working Bee <text:span text:style-name="T32">report</text:span></text:p>
        </text:list-item>
        <text:list-item>
          <text:p text:style-name="P20">Morning Tea and fellowship after the <text:span text:style-name="T31">AGM</text:span></text:p>
        </text:list-item>
      </text:list>
      <text:p text:style-name="P3"><text:span text:style-name="T7">Prayer for the church and the world:</text:span> (<text:span text:style-name="T31">Jan F</text:span>)</text:p>
      <text:p text:style-name="P3"><text:span text:style-name="T9">B</text:span><text:span text:style-name="T7">ible Reading:</text:span> 1 John 3:4-10 (J<text:span text:style-name="T33">ohn </text:span>A)</text:p>
      <text:p text:style-name="P4"><text:span text:style-name="T7">Praise:</text:span> <text:span text:style-name="T6">Revive Your Church, O Lord (Rej! 298)</text:span> (OFFERING)</text:p>
      <text:p text:style-name="P15"><text:span text:style-name="T14">Sermon:</text:span><text:span text:style-name="T11"> “CHRISTIAN RIGHTEOUSNESS” (DM)</text:span></text:p>
      <text:p text:style-name="P2"><text:span text:style-name="T7">Praise:</text:span> <text:span text:style-name="T6">Your Will Be Done</text:span></text:p>
      <text:p text:style-name="P2"><text:span text:style-name="T7">Benediction</text:span> (<text:span text:style-name="T33">DM</text:span>)</text:p>
      <text:p text:style-name="P9">Opening Prayer (Psalm <text:span text:style-name="T29">84:4</text:span><text:span text:style-name="T10">)</text:span></text:p>
      <text:p text:style-name="P13">Blessed are those who dwell in your house, ever singing your praise!</text:p>
      <text:p text:style-name="P8">Father <text:span text:style-name="T29">God in heaven</text:span><text:span text:style-name="T15">,</text:span> we <text:span text:style-name="T27">are</text:span><text:span text:style-name="T22"> here today </text:span><text:span text:style-name="T29">at Your call </text:span><text:span text:style-name="T22">to </text:span><text:span text:style-name="T27">praise You </text:span><text:span text:style-name="T29">and to remind ourselves that we dwell in Your house forever, because You are faithful.</text:span></text:p>
      <text:p text:style-name="P10"><text:span text:style-name="T29">We confess that we are not perfect as our heavenly Father is perfect. So w</text:span><text:span text:style-name="T19">e thank You </text:span><text:span text:style-name="T22">that You </text:span><text:span text:style-name="T27">sent Jesus to take our place, to accept the punishment for our sins and in exchange to bestow on us the free gift of salvation. </text:span></text:p>
      <text:p text:style-name="P21">We thank You that He is now in heaven at Your side, enthroned on the praises of His people, and interceding for us so that we are shielded from Your righteous anger at sin.</text:p>
      <text:p text:style-name="P12">We <text:span text:style-name="T27">commit</text:span> this time together to You so that Jesus may be lifted up, <text:span text:style-name="T27">and </text:span><text:span text:style-name="T23">that </text:span><text:span text:style-name="T27">w</text:span><text:span text:style-name="T23">e can </text:span><text:span text:style-name="T27">sing </text:span><text:span text:style-name="T30">with united voices </text:span><text:span text:style-name="T27">of the great salvation He has made for us</text:span><text:span text:style-name="T23">. </text:span><text:span text:style-name="T30">We remind ourselves of all the reasons we have for praising You in the words of our first song.</text:span></text:p>
      <text:p text:style-name="P11"><text:span text:style-name="T20">I</text:span><text:span text:style-name="T16">n </text:span><text:span text:style-name="T23">His</text:span><text:span text:style-name="T20"> Mighty</text:span><text:span text:style-name="T16"> Name we pray</text:span><text:span text:style-name="T21">, Amen.</text:span></text:p>
      <text:p text:style-name="P16"><text:span text:style-name="T12">[</text:span><text:span text:style-name="Emphasis"><text:span text:style-name="T13">10,000 Reasons</text:span></text:span><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482aa"/>
    </style:style>
    <style:style style:name="MT2" style:family="text">
      <style:text-properties officeooo:rsid="00484cd1"/>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2nd</text:span> <text:span text:style-name="MT2">Septem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9-21T20:47:22.378495445</dc:date>
    <meta:editing-duration>PT5H49M8S</meta:editing-duration>
    <meta:editing-cycles>45</meta:editing-cycles>
    <meta:generator>LibreOffice/24.2.5.2$Linux_X86_64 LibreOffice_project/420$Build-2</meta:generator>
    <meta:print-date>2024-09-21T20:47:15.939968646</meta:print-date>
    <meta:document-statistic meta:table-count="0" meta:image-count="0" meta:object-count="0" meta:page-count="3" meta:paragraph-count="50" meta:word-count="449" meta:character-count="2394" meta:non-whitespace-character-count="1989"/>
  </office:meta>
</office:document-meta>
</file>